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5"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eta.xml" manifest:media-type="text/xml"/>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ourier New" svg:font-family="'Courier New', Courier"/>
    <style:font-face style:name="Lineration Mono" svg:font-family="'Lineration Mono'"/>
    <style:font-face style:name="sans-serif" svg:font-family="sans-serif"/>
    <style:font-face style:name="Arial Unicode MS1" svg:font-family="'Arial Unicode MS'" style:font-family-generic="swiss"/>
    <style:font-face style:name="Liberation Sans1" svg:font-family="'Liberation Sans'" style:font-family-generic="swiss"/>
    <style:font-face style:name="Liberation Mono" svg:font-family="'Liberation Mono'" style:font-family-generic="modern" style:font-pitch="fixed"/>
    <style:font-face style:name="Liberation Mono2" svg:font-family="'Liberation Mono'" style:font-family-generic="moder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style:rel-width="100%" table:align="left"/>
    </style:style>
    <style:style style:name="Table1.A" style:family="table-column">
      <style:table-column-properties style:column-width="10.308cm" style:rel-column-width="38407*"/>
    </style:style>
    <style:style style:name="Table1.B" style:family="table-column">
      <style:table-column-properties style:column-width="7.281cm" style:rel-column-width="27127*"/>
    </style:style>
    <style:style style:name="Table1.A1" style:family="table-cell">
      <style:table-cell-properties style:vertical-align="middle" fo:padding="0.049cm" fo:border="none"/>
    </style:style>
    <style:style style:name="P1"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style:font-size-asian="11pt" style:font-size-complex="11pt"/>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paragraph-rsid="00342b93" style:font-size-asian="11pt" style:font-size-complex="11pt"/>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0b0b53" officeooo:paragraph-rsid="000b0b53" style:font-size-asian="11pt" style:font-size-complex="11pt"/>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0c9985" officeooo:paragraph-rsid="000c9985" style:font-size-asian="11pt" style:font-size-complex="11pt"/>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11d43d" officeooo:paragraph-rsid="0011d43d" style:font-size-asian="11pt" style:font-size-complex="11pt"/>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077f78" officeooo:paragraph-rsid="003f5976" style:font-size-asian="11pt" style:font-size-complex="11pt"/>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092cf3" officeooo:paragraph-rsid="000b0b53" style:font-size-asian="11pt" style:font-size-complex="11pt"/>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1c916c" officeooo:paragraph-rsid="001c916c" style:font-size-asian="11pt" style:font-size-complex="11pt"/>
    </style:style>
    <style:style style:name="P10"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font-size="11pt" fo:letter-spacing="normal" fo:font-style="normal" fo:font-weight="normal" officeooo:rsid="00240b68" officeooo:paragraph-rsid="003acaef" style:font-size-asian="11pt" style:font-weight-asian="normal" style:font-size-complex="11pt" style:font-weight-complex="normal"/>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paragraph-properties fo:margin-left="0cm" fo:margin-right="0cm" fo:orphans="2" fo:widows="2" fo:text-indent="0cm" style:auto-text-indent="false"/>
      <style:text-properties officeooo:paragraph-rsid="000a0e44"/>
    </style:style>
    <style:style style:name="P13" style:family="paragraph" style:parent-style-name="Text_20_body">
      <style:paragraph-properties fo:margin-left="0cm" fo:margin-right="0cm" fo:orphans="2" fo:widows="2" fo:text-indent="0cm" style:auto-text-indent="false"/>
      <style:text-properties officeooo:paragraph-rsid="0045f047"/>
    </style:style>
    <style:style style:name="P14" style:family="paragraph" style:parent-style-name="Text_20_body">
      <style:paragraph-properties fo:margin-left="0cm" fo:margin-right="0cm" fo:orphans="2" fo:widows="2" fo:text-indent="0cm" style:auto-text-indent="false"/>
      <style:text-properties officeooo:rsid="000b0b53" officeooo:paragraph-rsid="000b0b53"/>
    </style:style>
    <style:style style:name="P15" style:family="paragraph" style:parent-style-name="Text_20_body">
      <style:paragraph-properties fo:margin-left="0cm" fo:margin-right="0cm" fo:orphans="2" fo:widows="2" fo:text-indent="0cm" style:auto-text-indent="false"/>
      <style:text-properties officeooo:rsid="000fb551" officeooo:paragraph-rsid="000fb551"/>
    </style:style>
    <style:style style:name="P16" style:family="paragraph" style:parent-style-name="Text_20_body">
      <style:paragraph-properties fo:margin-left="0cm" fo:margin-right="0cm" fo:margin-top="0cm" fo:margin-bottom="0cm" style:contextual-spacing="false" fo:orphans="2" fo:widows="2" fo:text-indent="0cm" style:auto-text-indent="false"/>
    </style:style>
    <style:style style:name="P17"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9pt" fo:letter-spacing="normal" fo:font-style="normal" fo:font-weight="normal" style:font-size-asian="9pt" style:font-size-complex="9pt"/>
    </style:style>
    <style:style style:name="P18"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9pt" fo:letter-spacing="normal" fo:font-style="normal" fo:font-weight="normal" officeooo:rsid="001721a0" officeooo:paragraph-rsid="001721a0" style:font-size-asian="9pt" style:font-size-complex="9pt"/>
    </style:style>
    <style:style style:name="P19" style:family="paragraph" style:parent-style-name="Heading_20_2">
      <style:paragraph-properties fo:margin-left="0cm" fo:margin-right="0cm" fo:orphans="2" fo:widows="2" fo:text-indent="0cm" style:auto-text-indent="false"/>
      <style:text-properties fo:font-variant="normal" fo:text-transform="none" fo:color="#000000" loext:opacity="100%" style:font-name="sans-serif" fo:font-size="24pt" fo:letter-spacing="normal" fo:font-style="normal" fo:font-weight="normal" officeooo:rsid="001c916c" officeooo:paragraph-rsid="001c916c" style:font-name-asian="Songti SC" style:font-size-asian="18pt" style:font-weight-asian="bold" style:font-name-complex="Arial Unicode MS" style:font-size-complex="18pt" style:font-weight-complex="bold"/>
    </style:style>
    <style:style style:name="P20" style:family="paragraph" style:parent-style-name="Preformatted_20_Text">
      <style:paragraph-properties fo:orphans="2" fo:widows="2"/>
      <style:text-properties fo:font-variant="normal" fo:text-transform="none" fo:color="#000000" loext:opacity="100%" fo:font-size="9pt" fo:letter-spacing="normal" fo:font-style="normal" fo:font-weight="normal" style:font-size-asian="9pt" style:font-size-complex="9pt"/>
    </style:style>
    <style:style style:name="P21" style:family="paragraph" style:parent-style-name="Preformatted_20_Text">
      <style:paragraph-properties fo:orphans="2" fo:widows="2"/>
      <style:text-properties fo:font-variant="normal" fo:text-transform="none" fo:color="#000000" loext:opacity="100%" fo:font-size="9pt" fo:letter-spacing="normal" fo:font-style="normal" fo:font-weight="normal" officeooo:rsid="001832a7" officeooo:paragraph-rsid="001832a7" style:font-size-asian="9pt" style:font-size-complex="9pt"/>
    </style:style>
    <style:style style:name="P22" style:family="paragraph" style:parent-style-name="Preformatted_20_Text">
      <style:paragraph-properties fo:orphans="2" fo:widows="2"/>
      <style:text-properties fo:font-size="9pt" style:font-size-asian="9pt" style:font-size-complex="9pt"/>
    </style:style>
    <style:style style:name="P23" style:family="paragraph" style:parent-style-name="Preformatted_20_Text">
      <style:paragraph-properties fo:margin-top="0cm" fo:margin-bottom="0.499cm" style:contextual-spacing="false" fo:orphans="2" fo:widows="2"/>
      <style:text-properties fo:font-variant="normal" fo:text-transform="none" fo:color="#000000" loext:opacity="100%" fo:font-size="9pt" fo:letter-spacing="normal" fo:font-style="normal" fo:font-weight="normal" style:font-size-asian="9pt" style:font-size-complex="9pt"/>
    </style:style>
    <style:style style:name="P24" style:family="paragraph" style:parent-style-name="Table_20_Contents">
      <style:text-properties style:font-name="sans-serif" fo:font-size="10pt"/>
    </style:style>
    <style:style style:name="P25" style:family="paragraph" style:parent-style-name="Table_20_Contents">
      <style:paragraph-properties fo:text-align="end" style:justify-single-word="false"/>
      <style:text-properties style:font-name="sans-serif" fo:font-size="10pt" officeooo:rsid="0043cd95" officeooo:paragraph-rsid="0043cd95"/>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342b93" officeooo:paragraph-rsid="0048bad1" style:font-size-asian="11pt" style:font-size-complex="11pt"/>
    </style:style>
    <style:style style:name="T1" style:family="text">
      <style:text-properties fo:font-variant="normal" fo:text-transform="none" fo:color="#800080" loext:opacity="100%" style:font-name="sans-serif" fo:font-size="7.30000019073486pt" fo:letter-spacing="normal" fo:font-style="normal" fo:font-weight="normal"/>
    </style:style>
    <style:style style:name="T2" style:family="text">
      <style:text-properties fo:font-variant="normal" fo:text-transform="none" fo:color="#800080" loext:opacity="100%" style:font-name="sans-serif" fo:font-size="11pt" fo:letter-spacing="normal" fo:font-style="normal" fo:font-weight="normal" style:font-size-asian="11pt" style:font-size-complex="11pt"/>
    </style:style>
    <style:style style:name="T3" style:family="text">
      <style:text-properties fo:font-variant="normal" fo:text-transform="none" fo:color="#000000" loext:opacity="100%" style:font-name="sans-serif" fo:font-size="7.30000019073486pt" fo:letter-spacing="normal" fo:font-style="normal" fo:font-weight="normal"/>
    </style:style>
    <style:style style:name="T4" style:family="text">
      <style:text-properties fo:font-variant="normal" fo:text-transform="none" fo:color="#000000" loext:opacity="100%" style:font-name="sans-serif" fo:font-size="11pt" fo:letter-spacing="normal" fo:font-style="normal" fo:font-weight="normal" style:font-size-asian="11pt" style:font-size-complex="11pt"/>
    </style:style>
    <style:style style:name="T5" style:family="text">
      <style:text-properties fo:font-variant="normal" fo:text-transform="none" fo:color="#000000" loext:opacity="100%" style:font-name="sans-serif" fo:font-size="11pt" fo:letter-spacing="normal" fo:font-style="normal" fo:font-weight="normal" officeooo:rsid="00077f78" style:font-size-asian="11pt" style:font-size-complex="11pt"/>
    </style:style>
    <style:style style:name="T6" style:family="text">
      <style:text-properties fo:font-variant="normal" fo:text-transform="none" fo:color="#000000" loext:opacity="100%" style:font-name="sans-serif" fo:font-size="11pt" fo:letter-spacing="normal" fo:font-style="normal" fo:font-weight="normal" officeooo:rsid="00092cf3" style:font-size-asian="11pt" style:font-size-complex="11pt"/>
    </style:style>
    <style:style style:name="T7" style:family="text">
      <style:text-properties fo:font-variant="normal" fo:text-transform="none" fo:color="#000000" loext:opacity="100%" style:font-name="sans-serif" fo:font-size="11pt" fo:letter-spacing="normal" fo:font-style="normal" fo:font-weight="normal" officeooo:rsid="000929a5" style:font-size-asian="11pt" style:font-size-complex="11pt"/>
    </style:style>
    <style:style style:name="T8" style:family="text">
      <style:text-properties fo:font-variant="normal" fo:text-transform="none" fo:color="#000000" loext:opacity="100%" style:font-name="sans-serif" fo:font-size="11pt" fo:letter-spacing="normal" fo:font-style="normal" fo:font-weight="normal" officeooo:rsid="000a0e44" style:font-size-asian="11pt" style:font-size-complex="11pt"/>
    </style:style>
    <style:style style:name="T9" style:family="text">
      <style:text-properties fo:font-variant="normal" fo:text-transform="none" fo:color="#000000" loext:opacity="100%" style:font-name="sans-serif" fo:font-size="11pt" fo:letter-spacing="normal" fo:font-style="normal" fo:font-weight="normal" officeooo:rsid="000a1c88" style:font-size-asian="11pt" style:font-size-complex="11pt"/>
    </style:style>
    <style:style style:name="T10" style:family="text">
      <style:text-properties fo:font-variant="normal" fo:text-transform="none" fo:color="#000000" loext:opacity="100%" style:font-name="sans-serif" fo:font-size="11pt" fo:letter-spacing="normal" fo:font-style="normal" fo:font-weight="normal" officeooo:rsid="000c9985" style:font-size-asian="11pt" style:font-size-complex="11pt"/>
    </style:style>
    <style:style style:name="T11" style:family="text">
      <style:text-properties fo:font-variant="normal" fo:text-transform="none" fo:color="#000000" loext:opacity="100%" style:font-name="sans-serif" fo:font-size="11pt" fo:letter-spacing="normal" fo:font-style="normal" fo:font-weight="normal" officeooo:rsid="00106fe9" style:font-size-asian="11pt" style:font-size-complex="11pt"/>
    </style:style>
    <style:style style:name="T12" style:family="text">
      <style:text-properties fo:font-variant="normal" fo:text-transform="none" fo:color="#000000" loext:opacity="100%" style:font-name="sans-serif" fo:font-size="11pt" fo:letter-spacing="normal" fo:font-style="normal" fo:font-weight="normal" officeooo:rsid="0011cc2b" style:font-size-asian="11pt" style:font-size-complex="11pt"/>
    </style:style>
    <style:style style:name="T13" style:family="text">
      <style:text-properties fo:font-variant="normal" fo:text-transform="none" fo:color="#000000" loext:opacity="100%" style:font-name="sans-serif" fo:font-size="11pt" fo:letter-spacing="normal" fo:font-style="normal" fo:font-weight="normal" officeooo:rsid="0045f047" style:font-size-asian="11pt" style:font-size-complex="11pt"/>
    </style:style>
    <style:style style:name="T14" style:family="text">
      <style:text-properties fo:font-variant="normal" fo:text-transform="none" fo:color="#000000" loext:opacity="100%" style:font-name="sans-serif" fo:font-size="11pt" fo:letter-spacing="normal" fo:font-style="normal" fo:font-weight="normal" officeooo:rsid="0048752f" style:font-size-asian="11pt" style:font-size-complex="11pt"/>
    </style:style>
    <style:style style:name="T15" style:family="text">
      <style:text-properties fo:font-variant="normal" fo:text-transform="none" fo:color="#000000" loext:opacity="100%" style:font-name="sans-serif" fo:font-size="11pt" fo:letter-spacing="normal" fo:font-style="italic" fo:font-weight="normal" style:font-size-asian="11pt" style:font-size-complex="11pt"/>
    </style:style>
    <style:style style:name="T16" style:family="text">
      <style:text-properties fo:font-variant="normal" fo:text-transform="none" fo:color="#000000" loext:opacity="100%" style:font-name="sans-serif" fo:font-size="11pt" fo:letter-spacing="normal" fo:font-style="italic" fo:font-weight="normal" style:font-size-asian="11pt" style:font-style-asian="italic" style:font-size-complex="11pt" style:font-style-complex="italic"/>
    </style:style>
    <style:style style:name="T17" style:family="text">
      <style:text-properties fo:font-variant="normal" fo:text-transform="none" fo:color="#000000" loext:opacity="100%" style:font-name="sans-serif" fo:font-size="11pt" fo:letter-spacing="normal" fo:font-style="italic" fo:font-weight="normal" officeooo:rsid="0048752f" style:font-size-asian="11pt" style:font-style-asian="italic" style:font-size-complex="11pt" style:font-style-complex="italic"/>
    </style:style>
    <style:style style:name="T18" style:family="text">
      <style:text-properties fo:font-variant="normal" fo:text-transform="none" fo:color="#000000" loext:opacity="100%" style:font-name="Liberation Sans1" fo:font-size="11pt" fo:letter-spacing="normal" fo:font-style="normal" fo:font-weight="normal" officeooo:rsid="00092cf3" style:font-name-asian="Liberation Sans1" style:font-size-asian="11pt" style:font-name-complex="Liberation Sans1" style:font-size-complex="11pt"/>
    </style:style>
    <style:style style:name="T19" style:family="text">
      <style:text-properties fo:font-variant="normal" fo:text-transform="none" fo:color="#000000" loext:opacity="100%" style:font-name="Liberation Mono1" fo:font-size="11pt" fo:letter-spacing="normal" fo:font-style="normal" fo:font-weight="normal" officeooo:rsid="00092cf3" style:font-size-asian="11pt" style:font-style-asian="normal" style:font-weight-asian="normal" style:font-size-complex="11pt"/>
    </style:style>
    <style:style style:name="T20" style:family="text">
      <style:text-properties fo:font-variant="normal" fo:text-transform="none" fo:color="#000000" loext:opacity="100%" style:font-name="Liberation Mono2" fo:font-size="11pt" fo:letter-spacing="normal" fo:font-style="normal" fo:font-weight="normal" officeooo:rsid="0011cc2b" style:font-size-asian="11pt" style:font-size-complex="11pt"/>
    </style:style>
    <style:style style:name="T21" style:family="text">
      <style:text-properties fo:font-variant="normal" fo:text-transform="none" fo:color="#000000" loext:opacity="100%" style:font-name="Liberation Mono2" fo:font-size="11pt" fo:letter-spacing="normal" fo:font-style="normal" fo:font-weight="normal" officeooo:rsid="00092cf3" style:font-size-asian="11pt" style:font-style-asian="normal" style:font-weight-asian="normal" style:font-size-complex="11pt"/>
    </style:style>
    <style:style style:name="T22" style:family="text">
      <style:text-properties fo:font-variant="normal" fo:text-transform="none" fo:color="#000000" loext:opacity="100%" style:font-name="Liberation Sans" fo:font-size="11pt" fo:letter-spacing="normal" fo:font-style="normal" fo:font-weight="normal" officeooo:rsid="00092cf3" style:font-size-asian="11pt" style:font-style-asian="normal" style:font-weight-asian="normal" style:font-size-complex="11pt"/>
    </style:style>
    <style:style style:name="T23" style:family="text">
      <style:text-properties fo:font-variant="normal" fo:text-transform="none" fo:color="#666666" loext:opacity="100%" style:font-name="Courier New" fo:font-size="11pt" fo:letter-spacing="normal" fo:font-style="normal" fo:font-weight="bold" style:font-size-asian="11pt" style:font-size-complex="11pt"/>
    </style:style>
    <style:style style:name="T24" style:family="text">
      <style:text-properties fo:font-variant="normal" fo:text-transform="none" fo:color="#000080" loext:opacity="100%" style:font-name="Liberation Mono2" fo:font-size="11pt" fo:letter-spacing="normal" fo:font-style="normal" style:text-underline-style="solid" style:text-underline-width="auto" style:text-underline-color="font-color" fo:font-weight="normal" officeooo:rsid="0011cc2b" style:font-size-asian="11pt" style:font-size-complex="11pt"/>
    </style:style>
    <style:style style:name="T25" style:family="text">
      <style:text-properties style:font-name="Liberation Mono1" fo:font-size="11pt" fo:font-style="normal" fo:font-weight="normal" style:font-size-asian="11pt" style:font-style-asian="normal" style:font-weight-asian="normal"/>
    </style:style>
    <style:style style:name="T26" style:family="text">
      <style:text-properties style:font-name="Liberation Mono1" officeooo:rsid="00092cf3" style:font-style-asian="normal" style:font-weight-asian="normal"/>
    </style:style>
    <style:style style:name="T27" style:family="text">
      <style:text-properties officeooo:rsid="000b6224"/>
    </style:style>
    <style:style style:name="T28" style:family="text">
      <style:text-properties officeooo:rsid="000c9985"/>
    </style:style>
    <style:style style:name="T29" style:family="text">
      <style:text-properties officeooo:rsid="000fb551"/>
    </style:style>
    <style:style style:name="T30" style:family="text">
      <style:text-properties officeooo:rsid="001721a0"/>
    </style:style>
    <style:style style:name="T31" style:family="text">
      <style:text-properties fo:color="#000080" loext:opacity="100%" fo:font-style="italic" officeooo:rsid="001721a0" style:font-style-asian="italic" style:font-style-complex="italic"/>
    </style:style>
    <style:style style:name="T32" style:family="text">
      <style:text-properties fo:color="#000080" loext:opacity="100%" style:text-underline-style="solid" style:text-underline-width="auto" style:text-underline-color="font-color"/>
    </style:style>
    <style:style style:name="T33" style:family="text">
      <style:text-properties fo:color="#000080" loext:opacity="100%" style:text-underline-style="solid" style:text-underline-width="auto" style:text-underline-color="font-color" officeooo:rsid="001721a0"/>
    </style:style>
    <style:style style:name="T34" style:family="text">
      <style:text-properties fo:color="#000080" loext:opacity="100%" style:font-name="Liberation Mono2" style:text-underline-style="solid" style:text-underline-width="auto" style:text-underline-color="font-color"/>
    </style:style>
    <style:style style:name="T35" style:family="text">
      <style:text-properties officeooo:rsid="001c916c"/>
    </style:style>
    <style:style style:name="T36" style:family="text">
      <style:text-properties fo:color="#808080" loext:opacity="100%" style:font-name="Liberation Mono2" fo:font-weight="bold" style:font-weight-asian="bold" style:font-weight-complex="bold"/>
    </style:style>
    <style:style style:name="T37" style:family="text">
      <style:text-properties fo:color="#808080" loext:opacity="100%" style:font-name="Liberation Mono2" fo:font-weight="bold" officeooo:rsid="001e7bf3" style:font-weight-asian="bold" style:font-weight-complex="bold"/>
    </style:style>
    <style:style style:name="T38" style:family="text">
      <style:text-properties fo:color="#808080" loext:opacity="100%" style:font-name="Liberation Mono2" fo:font-weight="bold" officeooo:rsid="00077f78" style:font-weight-asian="bold" style:font-weight-complex="bold"/>
    </style:style>
    <style:style style:name="T39" style:family="text">
      <style:text-properties fo:color="#808080" loext:opacity="100%" style:font-name="Liberation Mono2" officeooo:rsid="00077f78"/>
    </style:style>
    <style:style style:name="T40" style:family="text">
      <style:text-properties style:font-name="Liberation Mono2"/>
    </style:style>
    <style:style style:name="T41" style:family="text">
      <style:text-properties style:font-name="Liberation Mono2" officeooo:rsid="001e7bf3"/>
    </style:style>
    <style:style style:name="T42" style:family="text">
      <style:text-properties style:font-name="Liberation Mono2" officeooo:rsid="001c916c"/>
    </style:style>
    <style:style style:name="T43" style:family="text">
      <style:text-properties style:font-name="Liberation Mono2" officeooo:rsid="00306dd2"/>
    </style:style>
    <style:style style:name="T44" style:family="text">
      <style:text-properties style:font-name="Liberation Mono2" officeooo:rsid="00322ebc"/>
    </style:style>
    <style:style style:name="T45" style:family="text">
      <style:text-properties style:font-name="Liberation Mono2" officeooo:rsid="0033f7c2"/>
    </style:style>
    <style:style style:name="T46" style:family="text">
      <style:text-properties style:font-name="Liberation Mono2" officeooo:rsid="00342b93"/>
    </style:style>
    <style:style style:name="T47" style:family="text">
      <style:text-properties style:font-name="Liberation Mono2" officeooo:rsid="000a2c6f"/>
    </style:style>
    <style:style style:name="T48" style:family="text">
      <style:text-properties style:font-name="Liberation Mono2" officeooo:rsid="000a2c6f" style:font-style-asian="normal" style:font-weight-asian="normal"/>
    </style:style>
    <style:style style:name="T49" style:family="text">
      <style:text-properties style:font-name="Lineration Mono"/>
    </style:style>
    <style:style style:name="T50" style:family="text">
      <style:text-properties officeooo:rsid="001e7bf3"/>
    </style:style>
    <style:style style:name="T51" style:family="text">
      <style:text-properties officeooo:rsid="00212580"/>
    </style:style>
    <style:style style:name="T52" style:family="text">
      <style:text-properties style:font-name="Liberation Sans"/>
    </style:style>
    <style:style style:name="T53" style:family="text">
      <style:text-properties style:font-name="Liberation Sans" officeooo:rsid="00212580"/>
    </style:style>
    <style:style style:name="T54" style:family="text">
      <style:text-properties style:font-name="Liberation Sans" officeooo:rsid="002d1f92"/>
    </style:style>
    <style:style style:name="T55" style:family="text">
      <style:text-properties style:font-name="Liberation Sans" officeooo:rsid="00306dd2"/>
    </style:style>
    <style:style style:name="T56" style:family="text">
      <style:text-properties style:font-name="Liberation Sans" officeooo:rsid="00322ebc"/>
    </style:style>
    <style:style style:name="T57" style:family="text">
      <style:text-properties style:font-name="Liberation Sans" officeooo:rsid="001e7bf3"/>
    </style:style>
    <style:style style:name="T58" style:family="text">
      <style:text-properties style:font-name="Liberation Sans" officeooo:rsid="00279b62"/>
    </style:style>
    <style:style style:name="T59" style:family="text">
      <style:text-properties style:font-name="Liberation Sans" officeooo:rsid="0028f6a1"/>
    </style:style>
    <style:style style:name="T60" style:family="text">
      <style:text-properties style:font-name="Liberation Sans" officeooo:rsid="00342b93"/>
    </style:style>
    <style:style style:name="T61" style:family="text">
      <style:text-properties style:font-name="Liberation Sans" officeooo:rsid="00350dc2"/>
    </style:style>
    <style:style style:name="T62" style:family="text">
      <style:text-properties style:font-name="Liberation Sans" officeooo:rsid="0038aab8"/>
    </style:style>
    <style:style style:name="T63" style:family="text">
      <style:text-properties style:font-name="Liberation Sans" officeooo:rsid="0038d5e4"/>
    </style:style>
    <style:style style:name="T64" style:family="text">
      <style:text-properties style:font-name="Liberation Sans" officeooo:rsid="003c8b2d"/>
    </style:style>
    <style:style style:name="T65" style:family="text">
      <style:text-properties style:font-name="Liberation Sans" officeooo:rsid="003ce289"/>
    </style:style>
    <style:style style:name="T66" style:family="text">
      <style:text-properties style:font-name="Liberation Sans" fo:language="es" fo:country="MX" officeooo:rsid="003ce289"/>
    </style:style>
    <style:style style:name="T67" style:family="text">
      <style:text-properties style:font-name="Liberation Sans" fo:language="es" fo:country="MX" officeooo:rsid="002c4b6d"/>
    </style:style>
    <style:style style:name="T68" style:family="text">
      <style:text-properties style:font-name="Liberation Sans" fo:language="es" fo:country="MX" officeooo:rsid="0048bad1"/>
    </style:style>
    <style:style style:name="T69" style:family="text">
      <style:text-properties style:font-name="Liberation Sans" officeooo:rsid="0048bad1"/>
    </style:style>
    <style:style style:name="T70" style:family="text">
      <style:text-properties officeooo:rsid="0024dd07"/>
    </style:style>
    <style:style style:name="T71" style:family="text">
      <style:text-properties fo:color="#000000" loext:opacity="100%" style:font-name="sans-serif" officeooo:rsid="00077f78"/>
    </style:style>
    <style:style style:name="T72" style:family="text">
      <style:text-properties fo:color="#000000" loext:opacity="100%" style:font-name="sans-serif" officeooo:rsid="001c916c"/>
    </style:style>
    <style:style style:name="T73" style:family="text">
      <style:text-properties fo:color="#000000" loext:opacity="100%" style:font-name="sans-serif" officeooo:rsid="0024dd07"/>
    </style:style>
    <style:style style:name="T74" style:family="text">
      <style:text-properties fo:color="#000000" loext:opacity="100%" style:font-name="sans-serif" officeooo:rsid="001e7bf3"/>
    </style:style>
    <style:style style:name="T75" style:family="text">
      <style:text-properties fo:color="#000000" loext:opacity="100%" style:font-name="sans-serif" officeooo:rsid="0026aa03"/>
    </style:style>
    <style:style style:name="T76" style:family="text">
      <style:text-properties fo:color="#000000" loext:opacity="100%" style:font-name="sans-serif" officeooo:rsid="0027388a"/>
    </style:style>
    <style:style style:name="T77" style:family="text">
      <style:text-properties fo:color="#000000" loext:opacity="100%" style:font-name="sans-serif" officeooo:rsid="003edd6c"/>
    </style:style>
    <style:style style:name="T78" style:family="text">
      <style:text-properties officeooo:rsid="00077f78"/>
    </style:style>
    <style:style style:name="T79" style:family="text">
      <style:text-properties officeooo:rsid="0026aa03"/>
    </style:style>
    <style:style style:name="T80" style:family="text">
      <style:text-properties officeooo:rsid="0027388a"/>
    </style:style>
    <style:style style:name="T81" style:family="text">
      <style:text-properties officeooo:rsid="00279b62"/>
    </style:style>
    <style:style style:name="T82" style:family="text">
      <style:text-properties officeooo:rsid="0028f6a1"/>
    </style:style>
    <style:style style:name="T83" style:family="text">
      <style:text-properties officeooo:rsid="0029dfe7"/>
    </style:style>
    <style:style style:name="T84" style:family="text">
      <style:text-properties officeooo:rsid="002c146f"/>
    </style:style>
    <style:style style:name="T85" style:family="text">
      <style:text-properties officeooo:rsid="002d1f92"/>
    </style:style>
    <style:style style:name="T86" style:family="text">
      <style:text-properties officeooo:rsid="00306dd2"/>
    </style:style>
    <style:style style:name="T87" style:family="text">
      <style:text-properties officeooo:rsid="00322ebc"/>
    </style:style>
    <style:style style:name="T88" style:family="text">
      <style:text-properties officeooo:rsid="0033f7c2"/>
    </style:style>
    <style:style style:name="T89" style:family="text">
      <style:text-properties officeooo:rsid="00342b93"/>
    </style:style>
    <style:style style:name="T90" style:family="text">
      <style:text-properties officeooo:rsid="00350dc2"/>
    </style:style>
    <style:style style:name="T91" style:family="text">
      <style:text-properties officeooo:rsid="000a1c88"/>
    </style:style>
    <style:style style:name="T92" style:family="text">
      <style:text-properties style:font-name="Liberation Sans1" officeooo:rsid="000a1c88" style:font-name-asian="Liberation Sans1" style:font-name-complex="Liberation Sans1"/>
    </style:style>
    <style:style style:name="T93" style:family="text">
      <style:text-properties style:font-name="Liberation Sans1" officeooo:rsid="00092cf3" style:font-name-asian="Liberation Sans1" style:font-name-complex="Liberation Sans1"/>
    </style:style>
    <style:style style:name="T94" style:family="text">
      <style:text-properties officeooo:rsid="00092cf3"/>
    </style:style>
    <style:style style:name="T95" style:family="text">
      <style:text-properties officeooo:rsid="000929a5"/>
    </style:style>
    <style:style style:name="T96" style:family="text">
      <style:text-properties officeooo:rsid="000a0e44"/>
    </style:style>
    <style:style style:name="T97" style:family="text">
      <style:text-properties officeooo:rsid="000a2c6f"/>
    </style:style>
    <style:style style:name="T98" style:family="text">
      <style:text-properties officeooo:rsid="000b0b53"/>
    </style:style>
    <style:style style:name="T99" style:family="text">
      <style:text-properties officeooo:rsid="0036b3aa"/>
    </style:style>
    <style:style style:name="T100" style:family="text">
      <style:text-properties officeooo:rsid="0038aab8"/>
    </style:style>
    <style:style style:name="T101" style:family="text">
      <style:text-properties officeooo:rsid="0038d5e4"/>
    </style:style>
    <style:style style:name="T102" style:family="text">
      <style:text-properties officeooo:rsid="003c8b2d"/>
    </style:style>
    <style:style style:name="T103" style:family="text">
      <style:text-properties fo:language="es" fo:country="MX" officeooo:rsid="0024ff00"/>
    </style:style>
    <style:style style:name="T104" style:family="text">
      <style:text-properties fo:language="es" fo:country="MX" officeooo:rsid="002c4b6d"/>
    </style:style>
    <style:style style:name="T105" style:family="text">
      <style:text-properties fo:language="es" fo:country="MX" fo:font-style="italic" officeooo:rsid="0024ff00"/>
    </style:style>
    <style:style style:name="T106" style:family="text">
      <style:text-properties fo:language="es" fo:country="MX" fo:font-style="italic" officeooo:rsid="003ce289"/>
    </style:style>
    <style:style style:name="T107" style:family="text">
      <style:text-properties officeooo:rsid="003f5976"/>
    </style:style>
    <style:style style:name="T108" style:family="text">
      <style:text-properties officeooo:rsid="0042563b"/>
    </style:style>
    <style:style style:name="T109" style:family="text">
      <style:text-properties officeooo:rsid="0048bad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105553177489920">
          <table:table-cell table:style-name="Table1.A1" office:value-type="string">
            <text:p text:style-name="P24">NumericConstants {base}</text:p>
          </table:table-cell>
          <table:table-cell table:style-name="Table1.A1" office:value-type="string">
            <text:p text:style-name="P25">Documentación de R</text:p>
          </table:table-cell>
        </table:table-row>
      </table:table>
      <text:h text:style-name="P19" text:outline-level="2">Constantes numéricas</text:h>
      <text:h text:style-name="P1" text:outline-level="3">Description</text:h>
      <text:p text:style-name="P9">La manera en la que <text:span text:style-name="T36">R</text:span> interpreta las constantes numéricas.</text:p>
      <text:h text:style-name="P1" text:outline-level="3">Details</text:h>
      <text:p text:style-name="P10">Una constante es un número entero, real o complejo; <text:span text:style-name="T70">una</text:span> cadena de caracteres o <text:span text:style-name="T70">un </text:span>valor lógico que indica un valor fijo. En este sentido, una constate numérica será un <text:span text:style-name="T101">número</text:span> <text:span text:style-name="T89">indiv</text:span><text:span text:style-name="T99">i</text:span><text:span text:style-name="T89">d</text:span><text:span text:style-name="T99">u</text:span><text:span text:style-name="T89">al</text:span> entero, real o complejo <text:span text:style-name="T73">introducido</text:span><text:span text:style-name="T74"> en notación</text:span><text:span text:style-name="T71"> decimal o hexadecimal </text:span><text:span text:style-name="T79">que no cambia</text:span><text:span text:style-name="T82">rá</text:span><text:span text:style-name="T79"> </text:span><text:span text:style-name="T83">su valor </text:span><text:span text:style-name="T79">durante la ejecución del código</text:span>. <text:span text:style-name="T72">Cuando se introduzcan constantes</text:span><text:span text:style-name="T71"> </text:span><text:span text:style-name="T77">reales</text:span><text:span text:style-name="T71">, </text:span><text:span text:style-name="T38">R</text:span><text:span text:style-name="T71"> interpreta</text:span><text:span text:style-name="T72">rá</text:span><text:span text:style-name="T71"> </text:span><text:span text:style-name="T72">su</text:span><text:span text:style-name="T71"> sintaxis de manera muy similar a </text:span><text:span text:style-name="T76">como </text:span><text:span text:style-name="T39">C99</text:span><text:span text:style-name="T71"> lo hace </text:span><text:span text:style-name="T75">para</text:span><text:span text:style-name="T71"> las constantes de punto flotante.</text:span></text:p>
      <text:p text:style-name="P3"><text:span text:style-name="T50">Las</text:span><text:span text:style-name="T78"> constantes </text:span><text:span text:style-name="T80">enteras</text:span><text:span text:style-name="T78"> </text:span><text:span text:style-name="T50">en </text:span><text:span text:style-name="T37">R</text:span><text:span text:style-name="T50"> </text:span><text:span text:style-name="T81">podrá</text:span><text:span text:style-name="T82">n</text:span><text:span text:style-name="T81"> introducirse </text:span><text:span text:style-name="T85">con una secuencia de dígitos sin espacios </text:span><text:span text:style-name="T81">cuyo rango esté, </text:span><text:span text:style-name="T109">aproximadamente,</text:span><text:span text:style-name="T81"> entre </text:span><text:span text:style-name="T89">los valores</text:span><text:span text:style-name="T81"> </text:span><text:span text:style-name="T81"><draw:frame draw:style-name="fr1" draw:name="Object2" text:anchor-type="as-char" svg:y="-0.437cm" svg:width="1.011cm" svg:height="0.527cm" draw:z-index="1"><draw:object xlink:href="./Object 2" xlink:type="simple" xlink:show="embed" xlink:actuate="onLoad"/><draw:image xlink:href="./ObjectReplacements/Object 2" xlink:type="simple" xlink:show="embed" xlink:actuate="onLoad"/><svg:desc>formula</svg:desc></draw:frame></text:span><text:span text:style-name="T81"><text:s/>y </text:span><text:span text:style-name="T81"><draw:frame draw:style-name="fr1" draw:name="Object3" text:anchor-type="as-char" svg:y="-0.437cm" svg:width="0.667cm" svg:height="0.527cm" draw:z-index="2"><draw:object xlink:href="./Object 3" xlink:type="simple" xlink:show="embed" xlink:actuate="onLoad"/><draw:image xlink:href="./ObjectReplacements/Object 3" xlink:type="simple" xlink:show="embed" xlink:actuate="onLoad"/><svg:desc>formula</svg:desc></draw:frame></text:span><text:span text:style-name="T81">,</text:span><text:span text:style-name="T85"> </text:span><text:span text:style-name="T89">ya sea </text:span><text:span text:style-name="T81">en notación decimal o hexadecimal. </text:span><text:span text:style-name="T89">De la misma manera,</text:span><text:span text:style-name="T81"> </text:span><text:span text:style-name="T89">l</text:span><text:span text:style-name="T87">as constantes enteras </text:span><text:span text:style-name="T89">deberán terminar</text:span><text:span text:style-name="T86"> con </text:span><text:span text:style-name="T102">la</text:span><text:span text:style-name="T86"> </text:span><text:span text:style-name="T89">marca </text:span><text:span text:style-name="T90">para</text:span><text:span text:style-name="T89"> </text:span><text:span text:style-name="T90">valores</text:span><text:span text:style-name="T89"> enteros, </text:span><text:span text:style-name="T90">identificada con la</text:span><text:span text:style-name="T86"> letra ele mayúscula (</text:span><text:span text:style-name="T43">L</text:span><text:span text:style-name="T86">)</text:span><text:span text:style-name="T80">. </text:span><text:span text:style-name="T88">L</text:span><text:span text:style-name="T81">os enteros </text:span><text:span text:style-name="T89">del sistema decimal</text:span><text:span text:style-name="T81"> </text:span><text:span text:style-name="T88">podrán estar compuestos por cualquier</text:span><text:span text:style-name="T81"> combinación de </text:span><text:span text:style-name="T82">numera</text:span><text:span text:style-name="T59">les </text:span><text:span text:style-name="T63">entre</text:span><text:span text:style-name="T62"> cero </text:span><text:span text:style-name="T63">y</text:span><text:span text:style-name="T62"> nueve</text:span><text:span text:style-name="T59"> </text:span><text:span text:style-name="T57">(</text:span><text:span text:style-name="T41">0</text:span><text:span text:style-name="T57">-</text:span><text:span text:style-name="T41">9</text:span><text:span text:style-name="T57">)</text:span><text:span text:style-name="T58">. </text:span><text:span text:style-name="T62">En cambio,</text:span><text:span text:style-name="T84"> </text:span><text:span text:style-name="T100">l</text:span><text:span text:style-name="T85">o</text:span><text:span text:style-name="T86">s</text:span><text:span text:style-name="T85"> enteros hexadecimales deberán comenzar </text:span><text:span text:style-name="T101">siempre por</text:span><text:span text:style-name="T86"> una cadena alfanumérica compuesta por el dígito cero y la letra equis, mayúscula o minúscula (</text:span><text:span text:style-name="T45">0</text:span><text:span text:style-name="T43">X</text:span><text:span text:style-name="T55">, </text:span><text:span text:style-name="T45">0</text:span><text:span text:style-name="T43">x</text:span><text:span text:style-name="T86">)</text:span><text:span text:style-name="T54">, </text:span><text:span text:style-name="T55">seguida de cualquiera de los dígitos hexadecimales, los cuales </text:span><text:span text:style-name="T69">pueden ir</text:span><text:span text:style-name="T55"> del cero (</text:span><text:span text:style-name="T44">0</text:span><text:span text:style-name="T55">) al nueve (</text:span><text:span text:style-name="T44">9</text:span><text:span text:style-name="T55">) y de </text:span><text:span text:style-name="T56">la letra a (</text:span><text:span text:style-name="T44">A</text:span><text:span text:style-name="T56">, </text:span><text:span text:style-name="T44">a</text:span><text:span text:style-name="T56">) a la letra efe (</text:span><text:span text:style-name="T44">F</text:span><text:span text:style-name="T56">, </text:span><text:span text:style-name="T44">f</text:span><text:span text:style-name="T56">), </text:span><text:span text:style-name="T64">en</text:span><text:span text:style-name="T56"> mayúsculas o minúsculas. </text:span><text:span text:style-name="T60">El rango de valores y la marca </text:span><text:span text:style-name="T61">para</text:span><text:span text:style-name="T60"> enteros (</text:span><text:span text:style-name="T46">L</text:span><text:span text:style-name="T60">) son </text:span><text:span text:style-name="T61">los mismos</text:span><text:span text:style-name="T60"> para la notación decimal </text:span><text:span text:style-name="T64">y</text:span><text:span text:style-name="T60"> hexadecimal.</text:span></text:p>
      <text:p text:style-name="P26"><text:span text:style-name="T55">L</text:span><text:span text:style-name="T52">as constantes reales</text:span><text:span text:style-name="T78"> </text:span><text:span text:style-name="T91">en el sistema de numeración decimal</text:span><text:span text:style-name="T78"> </text:span><text:span text:style-name="T92">podrán comenzar por</text:span><text:span text:style-name="T94"> </text:span><text:span text:style-name="T90">un</text:span><text:span text:style-name="T94"> dígito </text:span><text:span text:style-name="T90">entre</text:span><text:span text:style-name="T94"> cero </text:span><text:span text:style-name="T55">(</text:span><text:span text:style-name="T44">0</text:span><text:span text:style-name="T55">)</text:span><text:span text:style-name="T78"> <text:s/></text:span><text:span text:style-name="T90">y</text:span><text:span text:style-name="T78"> </text:span><text:span text:style-name="T95">nuev</text:span><text:span text:style-name="T94">e</text:span><text:span text:style-name="T78"> </text:span><text:span text:style-name="T55">(</text:span><text:span text:style-name="T44">9</text:span><text:span text:style-name="T55">) </text:span><text:span text:style-name="T90">o por un punto </text:span><text:span text:style-name="T55">(</text:span><text:span text:style-name="T44">.</text:span><text:span text:style-name="T55">)</text:span><text:span text:style-name="T90"> que indi</text:span><text:span text:style-name="T109">que</text:span><text:span text:style-name="T90"> la marca de separación de </text:span><text:span text:style-name="T99">fracciones. </text:span><text:span text:style-name="T109">Estos caracteres</text:span><text:span text:style-name="T90"> podrán estar seguidos</text:span><text:span text:style-name="T94"> por</text:span><text:span text:style-name="T78"> una secuencia </text:span><text:span text:style-name="T93">—</text:span><text:span text:style-name="T78">sin espacios, </text:span><text:span text:style-name="T94">en cualquier orden y con posibilidad de repetirse</text:span><text:span text:style-name="T93">— </text:span><text:span text:style-name="T92">de cualquier dígito</text:span><text:span text:style-name="T95">. </text:span><text:span text:style-name="T94">Esta secuencia podrá estar seguida, opcionalmente </text:span><text:span text:style-name="T97">pero sin espacios</text:span><text:span text:style-name="T94">, </text:span><text:span text:style-name="T97">por por </text:span><text:span text:style-name="T94">una letra e, mayúscula o minúscula (</text:span><text:span text:style-name="T47">E</text:span><text:span text:style-name="T97">, </text:span><text:span text:style-name="T48">e</text:span><text:span text:style-name="T94">), </text:span><text:span text:style-name="T98">que simboliza a la</text:span><text:span text:style-name="T94"> </text:span><text:span text:style-name="T96">base</text:span><text:span text:style-name="T94"> </text:span><text:span text:style-name="T97">decimal que la multiplica</text:span><text:span text:style-name="T94">, </text:span><text:span text:style-name="T98">la cual deberá estar </text:span><text:span text:style-name="T94">seguida por un signo opcional de menos (</text:span><text:span text:style-name="T26">-</text:span><text:span text:style-name="T94">) o más (</text:span><text:span text:style-name="T26">+</text:span><text:span text:style-name="T94">) y continuad</text:span><text:span text:style-name="T98">o</text:span><text:span text:style-name="T94"> por una secuencia de dígitos </text:span><text:span text:style-name="T100">enteros</text:span><text:span text:style-name="T94"> </text:span><text:span text:style-name="T93">—</text:span><text:span text:style-name="T78">sin espacios, </text:span><text:span text:style-name="T94">en cualquier orden y con posibilidad de repetirse</text:span><text:span text:style-name="T93">—</text:span><text:span text:style-name="T94"> </text:span><text:span text:style-name="T109">entre</text:span><text:span text:style-name="T94"> cero (</text:span><text:span text:style-name="T26">0</text:span><text:span text:style-name="T94">) </text:span><text:span text:style-name="T109">y</text:span><text:span text:style-name="T94"> nueve (</text:span><text:span text:style-name="T26">9</text:span><text:span text:style-name="T94">) </text:span><text:span text:style-name="T97">que representa </text:span><text:span text:style-name="T109">a</text:span><text:span text:style-name="T97"> la potencia a </text:span><text:span text:style-name="T109">que</text:span><text:span text:style-name="T97"> se elevará </text:span><text:span text:style-name="T98">la</text:span><text:span text:style-name="T97"> base </text:span><text:span text:style-name="T109">decimal</text:span><text:span text:style-name="T94">. </text:span><text:span text:style-name="T52">El rango de valores </text:span><text:span text:style-name="T65">para los números reales </text:span><text:span text:style-name="T66">comprende, </text:span><text:span text:style-name="T68">aproximadamente,</text:span><text:span text:style-name="T66"> los valores absolutos entre</text:span><text:span text:style-name="T104"> </text:span><text:span text:style-name="T104"><draw:frame draw:style-name="fr1" draw:name="Object4" text:anchor-type="as-char" svg:y="-0.437cm" svg:width="1.769cm" svg:height="0.527cm" draw:z-index="3"><draw:object xlink:href="./Object 4" xlink:type="simple" xlink:show="embed" xlink:actuate="onLoad"/><draw:image xlink:href="./ObjectReplacements/Object 4" xlink:type="simple" xlink:show="embed" xlink:actuate="onLoad"/><svg:desc>formula</svg:desc></draw:frame></text:span><text:span text:style-name="T105"><text:s/></text:span><text:span text:style-name="T106">y</text:span><text:span text:style-name="T103"> </text:span><text:span text:style-name="T66"><draw:frame draw:style-name="fr1" draw:name="Object5" text:anchor-type="as-char" svg:y="-0.437cm" svg:width="1.579cm" svg:height="0.527cm" draw:z-index="4"><draw:object xlink:href="./Object 5" xlink:type="simple" xlink:show="embed" xlink:actuate="onLoad"/><draw:image xlink:href="./ObjectReplacements/Object 5" xlink:type="simple" xlink:show="embed" xlink:actuate="onLoad"/><svg:desc>formula</svg:desc></draw:frame></text:span><text:span text:style-name="T67">.</text:span></text:p>
      <text:p text:style-name="P7"><text:span text:style-name="T53">Los símbolos</text:span> <text:span text:style-name="T34">Inf</text:span> y <text:span text:style-name="T34">NaN</text:span> son constantes numéricas <text:span text:style-name="T51">que representan a los valores infinito y no numérico, respectivamente, </text:span><text:span text:style-name="T109">y </text:span>cuyo <text:span text:style-name="T32">modo específico de almacenamiento</text:span> es <text:span text:style-name="T109">el destinado para los números reales</text:span> <text:span text:style-name="T35">(</text:span><text:span text:style-name="Source_20_Text"><text:span text:style-name="T42">"double"</text:span></text:span><text:span text:style-name="T35">)</text:span>. Al momento de <text:span text:style-name="T51">introducir un</text:span> texto (por ejemplo, con <text:span text:style-name="T108">las funciones</text:span> <text:span text:style-name="T34">scan</text:span><text:span text:style-name="T40">()</text:span> <text:span text:style-name="T35">o</text:span> <text:span text:style-name="T34">as.double</text:span><text:span text:style-name="T40">()</text:span>), <text:span text:style-name="T109">e</text:span>st<text:span text:style-name="T108">o</text:span>s <text:span text:style-name="T109">símbolos</text:span> <text:span text:style-name="T35">serán</text:span> reconocid<text:span text:style-name="T108">o</text:span>s <text:span text:style-name="T107">sin importar</text:span> si están en mayúsculas o minúsculas, así como se reconoce<text:span text:style-name="T109">rá</text:span> a <text:span text:style-name="T49">infinity</text:span> como una alternativa a <text:span text:style-name="T49">Inf</text:span><text:span text:style-name="T52">. </text:span><text:span text:style-name="T49">NA_real_</text:span> y <text:span text:style-name="T49">NA_integer</text:span> son las constantes <text:span text:style-name="T50">que</text:span> representan valores perdidos correspondientes a los tipos doble y entero, <text:span text:style-name="T50">respectivamente</text:span>. </text:p>
      <text:p text:style-name="P11"><text:soft-page-break/><text:a xlink:type="simple" xlink:href="http://127.0.0.1:28733/help/library/base/help/Inf" text:style-name="Internet_20_link" text:visited-style-name="Visited_20_Internet_20_Link"><text:span text:style-name="Source_20_Text"><text:span text:style-name="T2">Inf</text:span></text:span></text:a><text:span text:style-name="T4"> and </text:span><text:a xlink:type="simple" xlink:href="http://127.0.0.1:28733/help/library/base/help/NaN" text:style-name="Internet_20_link" text:visited-style-name="Visited_20_Internet_20_Link"><text:span text:style-name="Source_20_Text"><text:span text:style-name="T2">NaN</text:span></text:span></text:a><text:span text:style-name="T4"> are numeric constants (with </text:span><text:a xlink:type="simple" xlink:href="http://127.0.0.1:28733/help/library/base/help/typeof" text:style-name="Internet_20_link" text:visited-style-name="Visited_20_Internet_20_Link"><text:span text:style-name="Source_20_Text"><text:span text:style-name="T2">typeof</text:span></text:span></text:a><text:span text:style-name="Source_20_Text"><text:span text:style-name="T4">(.) "double"</text:span></text:span><text:span text:style-name="T4">). In text input (e.g., in </text:span><text:a xlink:type="simple" xlink:href="http://127.0.0.1:28733/help/library/base/help/scan" text:style-name="Internet_20_link" text:visited-style-name="Visited_20_Internet_20_Link"><text:span text:style-name="Source_20_Text"><text:span text:style-name="T2">scan</text:span></text:span></text:a><text:span text:style-name="T4"> and </text:span><text:a xlink:type="simple" xlink:href="http://127.0.0.1:28733/help/library/base/help/as.double" text:style-name="Internet_20_link" text:visited-style-name="Visited_20_Internet_20_Link"><text:span text:style-name="Source_20_Text"><text:span text:style-name="T2">as.double</text:span></text:span></text:a><text:span text:style-name="T4">), these are recognized ignoring case as is </text:span><text:span text:style-name="Source_20_Text"><text:span text:style-name="T4">infinity</text:span></text:span><text:span text:style-name="T4"> as an alternative to </text:span><text:span text:style-name="Source_20_Text"><text:span text:style-name="T4">Inf</text:span></text:span><text:span text:style-name="T4">. </text:span><text:a xlink:type="simple" xlink:href="http://127.0.0.1:28733/help/library/base/help/NA_real_" text:style-name="Internet_20_link" text:visited-style-name="Visited_20_Internet_20_Link"><text:span text:style-name="Source_20_Text"><text:span text:style-name="T2">NA_real_</text:span></text:span></text:a><text:span text:style-name="T4"> and </text:span><text:a xlink:type="simple" xlink:href="http://127.0.0.1:28733/help/library/base/help/NA_integer_" text:style-name="Internet_20_link" text:visited-style-name="Visited_20_Internet_20_Link"><text:span text:style-name="Source_20_Text"><text:span text:style-name="T2">NA_integer_</text:span></text:span></text:a><text:span text:style-name="T4"> are constants of types </text:span><text:span text:style-name="Source_20_Text"><text:span text:style-name="T4">"double"</text:span></text:span><text:span text:style-name="T4"> and </text:span><text:span text:style-name="Source_20_Text"><text:span text:style-name="T4">"integer"</text:span></text:span><text:span text:style-name="T4">representing missing values. All other numeric constants start with a digit or period and are either a decimal or hexadecimal constant optionally followed by </text:span><text:span text:style-name="Source_20_Text"><text:span text:style-name="T4">L</text:span></text:span><text:span text:style-name="T4">.</text:span></text:p>
      <text:p text:style-name="P11"><text:span text:style-name="T4">Hexadecimal constants start with </text:span><text:span text:style-name="Source_20_Text"><text:span text:style-name="T4">0x</text:span></text:span><text:span text:style-name="T4"> or </text:span><text:span text:style-name="Source_20_Text"><text:span text:style-name="T4">0X</text:span></text:span><text:span text:style-name="T4"> followed by a nonempty sequence from </text:span><text:span text:style-name="Source_20_Text"><text:span text:style-name="T4">0-9 a-f A-F .</text:span></text:span><text:span text:style-name="T4"> which is interpreted as a hexadecimal number, optionally followed by a binary exponent. A binary exponent consists of a </text:span><text:span text:style-name="Source_20_Text"><text:span text:style-name="T4">P</text:span></text:span><text:span text:style-name="T4"> or </text:span><text:span text:style-name="Source_20_Text"><text:span text:style-name="T4">p</text:span></text:span><text:span text:style-name="T4"> followed by an optional plus or minus sign followed by a non-empty sequence of (decimal) digits, and indicates multiplication by a power of two. Thus </text:span><text:span text:style-name="Source_20_Text"><text:span text:style-name="T4">0x123p456</text:span></text:span><text:span text:style-name="T4"> is </text:span><text:span text:style-name="T15">291 * 2^456</text:span><text:span text:style-name="T4">.</text:span></text:p>
      <text:p text:style-name="P13"><text:span text:style-name="T5">Las constantes </text:span><text:span text:style-name="T14">reales</text:span><text:span text:style-name="T5"> </text:span><text:span text:style-name="T9">en el sistema de numeración hexadecimal</text:span><text:span text:style-name="T5"> </text:span><text:span text:style-name="T13">comienzan</text:span><text:span text:style-name="T5"> con </text:span><text:span text:style-name="T6">el dígito cero (</text:span><text:span text:style-name="T19">0</text:span><text:span text:style-name="T6">) seguido de la letra equis, mayúscula o minúscula (</text:span><text:span text:style-name="T19">Xx</text:span><text:span text:style-name="T6">),</text:span><text:span text:style-name="T5"> </text:span><text:span text:style-name="T6">continuada por</text:span><text:span text:style-name="T5"> una secuencia </text:span><text:span text:style-name="T18">—</text:span><text:span text:style-name="T5">sin espacios, </text:span><text:span text:style-name="T6">en cualquier orden y con posibilidad de repetirse</text:span><text:span text:style-name="T18">—</text:span><text:span text:style-name="T5"> de </text:span><text:span text:style-name="T6">cualquiera de los dígitos del cero</text:span><text:span text:style-name="T5"> </text:span><text:span text:style-name="T7">(</text:span><text:span text:style-name="T19">0</text:span><text:span text:style-name="T7">)</text:span><text:span text:style-name="T5"> al </text:span><text:span text:style-name="T7">nuev</text:span><text:span text:style-name="T6">e</text:span><text:span text:style-name="T5"> </text:span><text:span text:style-name="T8">(</text:span><text:span text:style-name="T19">9</text:span><text:span text:style-name="T8">)</text:span><text:span text:style-name="T5"> </text:span><text:span text:style-name="T6">o</text:span><text:span text:style-name="T5"> </text:span><text:span text:style-name="T6">cualquiera de </text:span><text:span text:style-name="T5">la</text:span><text:span text:style-name="T7">s letras de la a (</text:span><text:span text:style-name="T21">A</text:span><text:span text:style-name="T22">, </text:span><text:span text:style-name="T21">a</text:span><text:span text:style-name="T7">) a la efe (</text:span><text:span text:style-name="T21">F</text:span><text:span text:style-name="T22">, </text:span><text:span text:style-name="T21">f</text:span><text:span text:style-name="T7">), mayúsculas o minúsculas,</text:span><text:span text:style-name="T5"> </text:span><text:span text:style-name="T7">que serán interpretadas como números hexadecimales. </text:span><text:span text:style-name="T6">Esta secuencia podrá estar seguida opcionalmente de un</text:span><text:span text:style-name="T8">a</text:span><text:span text:style-name="T6"> </text:span><text:span text:style-name="T8">base</text:span><text:span text:style-name="T6"> binari</text:span><text:span text:style-name="T8">a</text:span><text:span text:style-name="T6"> </text:span><text:span text:style-name="T8">elevada a un exponente decimal </text:span><text:span text:style-name="T6">consistente en una letra pe (</text:span><text:span text:style-name="T19">P</text:span><text:span text:style-name="T22">, </text:span><text:span text:style-name="T19">p</text:span><text:span text:style-name="T6">), mayúscula o minúscula, seguida por un signo opcional de menos (</text:span><text:span text:style-name="T19">-</text:span><text:span text:style-name="T6">) o más (</text:span><text:span text:style-name="T19">+</text:span><text:span text:style-name="T6">) y continuada por una secuencia sin espacios de dígitos del cero (</text:span><text:span text:style-name="T19">0</text:span><text:span text:style-name="T6">) al nueve (</text:span><text:span text:style-name="T19">9</text:span><text:span text:style-name="T6">). </text:span><text:span text:style-name="T8">Así, por ejemplo, el número hexadecimal </text:span><text:span text:style-name="T25">0x123p456</text:span></text:p>
      <text:p text:style-name="P12"><text:span text:style-name="T8"><text:s/>indica al número decimal</text:span><text:span text:style-name="T8"><draw:frame draw:style-name="fr1" draw:name="Object1" text:anchor-type="as-char" svg:y="-0.437cm" svg:width="1.794cm" svg:height="0.527cm" draw:z-index="0"><draw:object xlink:href="./Object 1" xlink:type="simple" xlink:show="embed" xlink:actuate="onLoad"/><draw:image xlink:href="./ObjectReplacements/Object 1" xlink:type="simple" xlink:show="embed" xlink:actuate="onLoad"/></draw:frame></text:span><text:span text:style-name="T8">.</text:span></text:p>
      <text:p text:style-name="P11"><text:span text:style-name="T4">Decimal constants consist of a nonempty sequence of digits possibly containing a period (the decimal point), optionally followed by a decimal exponent. A decimal exponent consists of an </text:span><text:span text:style-name="Source_20_Text"><text:span text:style-name="T4">E</text:span></text:span><text:span text:style-name="T4"> or </text:span><text:span text:style-name="Source_20_Text"><text:span text:style-name="T4">e</text:span></text:span><text:span text:style-name="T4"> followed by an optional plus or minus sign followed by a non-empty sequence of digits, and indicates multiplication by a power of ten.</text:span></text:p>
      <text:p text:style-name="P8"/>
      <text:p text:style-name="P11"><text:span text:style-name="T4">Values which are too large or too small to be representable will overflow to </text:span><text:span text:style-name="Source_20_Text"><text:span text:style-name="T4">Inf</text:span></text:span><text:span text:style-name="T4"> or underflow to </text:span><text:span text:style-name="Source_20_Text"><text:span text:style-name="T4">0.0</text:span></text:span><text:span text:style-name="T4">.</text:span></text:p>
      <text:p text:style-name="P14"><text:span text:style-name="T4">Los valores que sean demasiado grandes o demasiado pequeños para ser representados adecuadamente se </text:span><text:span text:style-name="T16">desbordarán</text:span><text:span text:style-name="T4"> al infinito o se</text:span><text:span text:style-name="T14">rán</text:span><text:span text:style-name="T4"> </text:span><text:span text:style-name="T16">absorb</text:span><text:span text:style-name="T17">idos </text:span><text:span text:style-name="T4">al cero exacto (0.</text:span><text:span text:style-name="T14">0</text:span><text:span text:style-name="T4">)</text:span></text:p>
      <text:p text:style-name="P11"><text:span text:style-name="T4">A numeric constant immediately followed by </text:span><text:span text:style-name="Source_20_Text"><text:span text:style-name="T4">i</text:span></text:span><text:span text:style-name="T4"> is regarded as an imaginary </text:span><text:a xlink:type="simple" xlink:href="http://127.0.0.1:28733/help/library/base/help/complex" text:style-name="Internet_20_link" text:visited-style-name="Visited_20_Internet_20_Link"><text:span text:style-name="T2">complex</text:span></text:a><text:span text:style-name="T4"> number.</text:span></text:p>
      <text:p text:style-name="P4">Una constante numérica seguida inmediatamente por una letra i minúscula (i) será interpretada como la parte imaginaria de un número complejo.</text:p>
      <text:p text:style-name="P11"><text:span text:style-name="T4">An numeric constant immediately followed by </text:span><text:span text:style-name="Source_20_Text"><text:span text:style-name="T4">L</text:span></text:span><text:span text:style-name="T4"> is regarded as an </text:span><text:a xlink:type="simple" xlink:href="http://127.0.0.1:28733/help/library/base/help/integer" text:style-name="Internet_20_link" text:visited-style-name="Visited_20_Internet_20_Link"><text:span text:style-name="Source_20_Text"><text:span text:style-name="T2">integer</text:span></text:span></text:a><text:span text:style-name="T4"> number when possible (and with a warning if it contains a </text:span><text:span text:style-name="Source_20_Text"><text:span text:style-name="T4">"."</text:span></text:span><text:span text:style-name="T4">).</text:span></text:p>
      <text:p text:style-name="P14"><text:span text:style-name="T4">Una constante numérica seguida inmediatamente por una letra ele mayúscula (L) será interpretada como un número entero cuando sea posible. Se devolverá una advertencia si la secuencia contiene </text:span><text:span text:style-name="T10">al</text:span><text:span text:style-name="T4"> separador de </text:span><text:span text:style-name="T10">partes no enteras</text:span><text:span text:style-name="T4"> (.)</text:span></text:p>
      <text:p text:style-name="P2">Only the ASCII digits 0–9 are recognized as digits, even in languages which have other representations of digits. The ‘decimal separator’ is always a period and never a comma.</text:p>
      <text:p text:style-name="P4">Sólamente los dígitos del código ASCII del cero al nueve serán reconocidos como cifras numéricas válidas, incluso <text:span text:style-name="T27">para idiomas que tengan otras representaciones numéricas. El separador de </text:span><text:span text:style-name="T28">partes no enteras (el separador de decimales) será siempre un el signo de punto (.) y nunca se usará la coma (,).</text:span></text:p>
      <text:p text:style-name="P2"><text:soft-page-break/>Note that a leading plus or minus is not regarded by the parser as part of a numeric constant but as a unary operator applied to the constant.</text:p>
      <text:p text:style-name="P5">Advierta que el signo de menos o más no es interpretado por el analizador sintáctico como parte de una constante numérica sino como un operador unario aplicado a esa constante.</text:p>
      <text:h text:style-name="P1" text:outline-level="3">Not<text:span text:style-name="T28">a</text:span></text:h>
      <text:p text:style-name="P2">When a string is parsed to input a numeric constant, the number may or may not be representable exactly in the C double type used. If not one of the nearest representable numbers will be returned.</text:p>
      <text:p text:style-name="P5">Cuando una cadena de texto es ingresada para ser interpretada sintácticamente como una constante numérica, el número podrá o no ser exactamente representable <text:span text:style-name="T29">con</text:span> el tipo doble de C utilizado. En caso de que no pueda serlo, se devolverá uno de los números representables más cercanos.</text:p>
      <text:p text:style-name="P11"><text:span text:style-name="T23">R</text:span><text:span text:style-name="T4">'s own C code is used to convert constants to binary numbers, so the effect can be expected to be the same on all platforms implementing full IEC 600559 arithmetic (the most likely area of difference being the handling of numbers less than </text:span><text:a xlink:type="simple" xlink:href="http://127.0.0.1:28733/help/library/base/help/.Machine" text:style-name="Internet_20_link" text:visited-style-name="Visited_20_Internet_20_Link"><text:span text:style-name="Source_20_Text"><text:span text:style-name="T2">.Machine</text:span></text:span></text:a><text:span text:style-name="Source_20_Text"><text:span text:style-name="T4">$double.xmin</text:span></text:span><text:span text:style-name="T4">). The same code is used by </text:span><text:a xlink:type="simple" xlink:href="http://127.0.0.1:28733/help/library/base/help/scan" text:style-name="Internet_20_link" text:visited-style-name="Visited_20_Internet_20_Link"><text:span text:style-name="Source_20_Text"><text:span text:style-name="T2">scan</text:span></text:span></text:a><text:span text:style-name="T4">.</text:span></text:p>
      <text:p text:style-name="P15"><text:span text:style-name="T4">El propio código interno de R en C será utilizado para convertir constantes a números binarios, para que pueda esperarse que el efecto sea el mismo en todas las plataformas que implementen completamente la aritmética del estándar ISO/IEC 60559. </text:span><text:span text:style-name="T11">La principal área de diferencia podría ocurrir en el manejo de números menores a .Machine$double.xmin. El mismo código es utilizado </text:span><text:span text:style-name="T12">por la función </text:span><text:span text:style-name="T24">scan</text:span><text:span text:style-name="T20">()</text:span><text:span text:style-name="T12">.</text:span></text:p>
      <text:h text:style-name="P1" text:outline-level="3">See Also</text:h>
      <text:p text:style-name="P11"><text:a xlink:type="simple" xlink:href="http://127.0.0.1:28733/help/library/base/help/Syntax" text:style-name="Internet_20_link" text:visited-style-name="Visited_20_Internet_20_Link"><text:span text:style-name="Source_20_Text"><text:span text:style-name="T2">Syntax</text:span></text:span></text:a><text:span text:style-name="T4">. For complex numbers, see </text:span><text:a xlink:type="simple" xlink:href="http://127.0.0.1:28733/help/library/base/help/complex" text:style-name="Internet_20_link" text:visited-style-name="Visited_20_Internet_20_Link"><text:span text:style-name="Source_20_Text"><text:span text:style-name="T2">complex</text:span></text:span></text:a><text:span text:style-name="T4">. </text:span><text:a xlink:type="simple" xlink:href="http://127.0.0.1:28733/help/library/base/help/Quotes" text:style-name="Internet_20_link" text:visited-style-name="Visited_20_Internet_20_Link"><text:span text:style-name="Source_20_Text"><text:span text:style-name="T2">Quotes</text:span></text:span></text:a><text:span text:style-name="T4"> for the parsing of character constants, </text:span><text:a xlink:type="simple" xlink:href="http://127.0.0.1:28733/help/library/base/help/Reserved" text:style-name="Internet_20_link" text:visited-style-name="Visited_20_Internet_20_Link"><text:span text:style-name="Source_20_Text"><text:span text:style-name="T2">Reserved</text:span></text:span></text:a><text:span text:style-name="T4"> for the “reserved words” in </text:span><text:span text:style-name="T23">R</text:span><text:span text:style-name="T4">.</text:span></text:p>
      <text:p text:style-name="P6">Sintaxis. <text:span text:style-name="T30">Para números complejos, véase la página del manual de referencia sobre </text:span><text:span text:style-name="T31">Vectores complejos</text:span><text:span text:style-name="T30">. También la página sobre </text:span><text:span text:style-name="T33">Comillas</text:span><text:span text:style-name="T30"> para la interpretación de las constantes tipo carácter y </text:span><text:span text:style-name="T31">Palabras reservadas</text:span><text:span text:style-name="T30"> para las palabras que no pueden usarse como nombres en R.</text:span></text:p>
      <text:h text:style-name="P1" text:outline-level="3">Examples</text:h>
      <text:p text:style-name="P17">## You can create numbers using fixed or scientific formatting.</text:p>
      <text:p text:style-name="P18">## Podrás crear números utilizando la notación fija o científica.</text:p>
      <text:p text:style-name="P20">2.1</text:p>
      <text:p text:style-name="P20">2.1e10</text:p>
      <text:p text:style-name="P20">-2.1E-10</text:p>
      <text:p text:style-name="P22"/>
      <text:p text:style-name="P20">## The resulting objects have class numeric and type double.</text:p>
      <text:p text:style-name="P21">## Los objetos resultantes tendrán la clase numeric y el tipo doble.</text:p>
      <text:p text:style-name="P20">class(2.1)</text:p>
      <text:p text:style-name="P20">typeof(2.1)</text:p>
      <text:p text:style-name="P22"/>
      <text:p text:style-name="P20">## This holds even if what you typed looked like an integer.</text:p>
      <text:p text:style-name="P20">class(2)</text:p>
      <text:p text:style-name="P20">typeof(2)</text:p>
      <text:p text:style-name="P22"/>
      <text:p text:style-name="P20">## If you actually wanted integers, use an "L" suffix.</text:p>
      <text:p text:style-name="P20">class(2L)</text:p>
      <text:p text:style-name="P20">typeof(2L)</text:p>
      <text:p text:style-name="P22"/>
      <text:p text:style-name="P20">## These are equal but not identical</text:p>
      <text:p text:style-name="P20">2 == 2L</text:p>
      <text:p text:style-name="P20"><text:soft-page-break/>identical(2, 2L)</text:p>
      <text:p text:style-name="P22"/>
      <text:p text:style-name="P20">## You can write numbers between 0 and 1 without a leading "0"</text:p>
      <text:p text:style-name="P20">## (but typically this makes code harder to read)</text:p>
      <text:p text:style-name="P20">.1234</text:p>
      <text:p text:style-name="P22"/>
      <text:p text:style-name="P20">sqrt(1i) # remember elementary math?</text:p>
      <text:p text:style-name="P20">utils::str(0xA0)</text:p>
      <text:p text:style-name="P20">identical(1L, as.integer(1))</text:p>
      <text:p text:style-name="P22"/>
      <text:p text:style-name="P20">## You can combine the "0x" prefix with the "L" suffix :</text:p>
      <text:p text:style-name="P23">identical(0xFL, as.integer(15))</text:p>
      <text:p text:style-name="Horizontal_20_Line"/>
      <text:p text:style-name="P16"><text:span text:style-name="T3">[Package </text:span><text:span text:style-name="Emphasis"><text:span text:style-name="T3">base</text:span></text:span><text:span text:style-name="T3"> version 4.0.5 </text:span><text:a xlink:type="simple" xlink:href="http://127.0.0.1:28733/help/library/base/html/00Index.html" text:style-name="Internet_20_link" text:visited-style-name="Visited_20_Internet_20_Link"><text:span text:style-name="T1">Index</text:span></text:a><text:span text:style-name="T3">]</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ourier New" svg:font-family="'Courier New', Courier"/>
    <style:font-face style:name="Lineration Mono" svg:font-family="'Lineration Mono'"/>
    <style:font-face style:name="sans-serif" svg:font-family="sans-serif"/>
    <style:font-face style:name="Arial Unicode MS1" svg:font-family="'Arial Unicode MS'" style:font-family-generic="swiss"/>
    <style:font-face style:name="Liberation Sans1" svg:font-family="'Liberation Sans'" style:font-family-generic="swiss"/>
    <style:font-face style:name="Liberation Mono" svg:font-family="'Liberation Mono'" style:font-family-generic="modern" style:font-pitch="fixed"/>
    <style:font-face style:name="Liberation Mono2" svg:font-family="'Liberation Mono'" style:font-family-generic="moder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0T21:39:00.147200429</meta:creation-date>
    <dc:date>2021-07-23T23:37:06.371323365</dc:date>
    <meta:editing-duration>P6DT5H11M4S</meta:editing-duration>
    <meta:editing-cycles>45</meta:editing-cycles>
    <meta:generator>LibreOffice/7.1.4.2$MacOSX_X86_64 LibreOffice_project/a529a4fab45b75fefc5b6226684193eb000654f6</meta:generator>
    <meta:document-statistic meta:table-count="1" meta:image-count="0" meta:object-count="5" meta:page-count="4" meta:paragraph-count="61" meta:word-count="1472" meta:character-count="8956" meta:non-whitespace-character-count="7541"/>
  </office:meta>
</office:document-meta>
</file>

<file path=Object 1/content.xml><?xml version="1.0" encoding="utf-8"?>
<math xmlns="http://www.w3.org/1998/Math/MathML" display="block">
  <semantics>
    <mrow>
      <mn>291</mn>
      <mo stretchy="false">×</mo>
      <msup>
        <mn>2</mn>
        <mn>456</mn>
      </msup>
    </mrow>
    <annotation encoding="StarMath 5.0">291  times  2^456</annotation>
  </semantics>
</math>
</file>

<file path=Object 2/content.xml><?xml version="1.0" encoding="utf-8"?>
<math xmlns="http://www.w3.org/1998/Math/MathML" display="block">
  <semantics>
    <mrow>
      <mo stretchy="false">−</mo>
      <msup>
        <mn>2</mn>
        <mn>31</mn>
      </msup>
    </mrow>
    <annotation encoding="StarMath 5.0">-2^31</annotation>
  </semantics>
</math>
</file>

<file path=Object 3/content.xml><?xml version="1.0" encoding="utf-8"?>
<math xmlns="http://www.w3.org/1998/Math/MathML" display="block">
  <semantics>
    <msup>
      <mn>2</mn>
      <mn>31</mn>
    </msup>
    <annotation encoding="StarMath 5.0">2^31</annotation>
  </semantics>
</math>
</file>

<file path=Object 4/content.xml><?xml version="1.0" encoding="utf-8"?>
<math xmlns="http://www.w3.org/1998/Math/MathML" display="block">
  <semantics>
    <mrow>
      <mn>2</mn>
      <mo stretchy="false">×</mo>
      <msup>
        <mn>10</mn>
        <mrow>
          <mo stretchy="false">−</mo>
          <mn>308</mn>
        </mrow>
      </msup>
    </mrow>
    <annotation encoding="StarMath 5.0">2 times 10^-308</annotation>
  </semantics>
</math>
</file>

<file path=Object 5/content.xml><?xml version="1.0" encoding="utf-8"?>
<math xmlns="http://www.w3.org/1998/Math/MathML" display="block">
  <semantics>
    <mrow>
      <mn>2</mn>
      <mo stretchy="false">×</mo>
      <msup>
        <mn>10</mn>
        <mn>308</mn>
      </msup>
    </mrow>
    <annotation encoding="StarMath 5.0">2 times 10^308</annotation>
  </semantics>
</math>
</file>